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ndom</text:p>
          </table:table-cell>
          <table:table-cell office:value-type="string" calcext:value-type="string">
            <text:p>Lozi</text:p>
          </table:table-cell>
          <table:table-cell office:value-type="string" calcext:value-type="string">
            <text:p>Dissipative</text:p>
          </table:table-cell>
          <table:table-cell office:value-type="string" calcext:value-type="string">
            <text:p>DateTime</text:p>
          </table:table-cell>
        </table:table-row>
        <table:table-row table:style-name="ro1">
          <table:table-cell office:value-type="string" calcext:value-type="string">
            <text:p>Vmax = 0.01</text:p>
          </table:table-cell>
          <table:table-cell office:value-type="string" calcext:value-type="string">
            <text:p>Mean</text:p>
          </table:table-cell>
          <table:table-cell office:value-type="float" office:value="0.0559498442047" calcext:value-type="float">
            <text:p>0.0559498442</text:p>
          </table:table-cell>
          <table:table-cell office:value-type="float" office:value="0.0516082394903" calcext:value-type="float">
            <text:p>0.0516082395</text:p>
          </table:table-cell>
          <table:table-cell office:value-type="float" office:value="0.054110661918" calcext:value-type="float">
            <text:p>0.0541106619</text:p>
          </table:table-cell>
          <table:table-cell table:style-name="ce1" office:value-type="string" calcext:value-type="string">
            <text:p>02:30 24/10/17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office:value-type="float" office:value="0.00658352375146" calcext:value-type="float">
            <text:p>0.0065835238</text:p>
          </table:table-cell>
          <table:table-cell office:value-type="float" office:value="0.00990113411059" calcext:value-type="float">
            <text:p>0.0099011341</text:p>
          </table:table-cell>
          <table:table-cell office:value-type="float" office:value="0.0087061455576" calcext:value-type="float">
            <text:p>0.0087061456</text:p>
          </table:table-cell>
          <table:table-cell/>
        </table:table-row>
        <table:table-row table:style-name="ro1">
          <table:table-cell office:value-type="string" calcext:value-type="string">
            <text:p>Vmax = 0.1</text:p>
          </table:table-cell>
          <table:table-cell office:value-type="string" calcext:value-type="string">
            <text:p>Mean</text:p>
          </table:table-cell>
          <table:table-cell table:number-columns-repeated="3"/>
          <table:table-cell table:style-name="ce1" office:value-type="string" calcext:value-type="string">
            <text:p>02:30 24/10/17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andom:</text:p>
          </table:table-cell>
          <table:table-cell table:number-columns-repeated="5"/>
        </table:table-row>
        <table:table-row table:style-name="ro1">
          <table:table-cell office:value-type="float" office:value="0.0633097450742" calcext:value-type="float">
            <text:p>0.0633097451</text:p>
          </table:table-cell>
          <table:table-cell table:number-columns-repeated="5"/>
        </table:table-row>
        <table:table-row table:style-name="ro1">
          <table:table-cell office:value-type="float" office:value="0.0326349242151" calcext:value-type="float">
            <text:p>0.0326349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zi:</text:p>
          </table:table-cell>
          <table:table-cell table:number-columns-repeated="5"/>
        </table:table-row>
        <table:table-row table:style-name="ro1">
          <table:table-cell office:value-type="float" office:value="0.0603532483565" calcext:value-type="float">
            <text:p>0.0603532484</text:p>
          </table:table-cell>
          <table:table-cell table:number-columns-repeated="5"/>
        </table:table-row>
        <table:table-row table:style-name="ro1">
          <table:table-cell office:value-type="float" office:value="0.0384540267878" calcext:value-type="float">
            <text:p>0.03845402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sipative:</text:p>
          </table:table-cell>
          <table:table-cell table:number-columns-repeated="5"/>
        </table:table-row>
        <table:table-row table:style-name="ro1">
          <table:table-cell office:value-type="float" office:value="0.0694617447232" calcext:value-type="float">
            <text:p>0.0694617447</text:p>
          </table:table-cell>
          <table:table-cell table:number-columns-repeated="5"/>
        </table:table-row>
        <table:table-row table:style-name="ro1">
          <table:table-cell office:value-type="float" office:value="0.0359692449782" calcext:value-type="float">
            <text:p>0.035969245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Vmax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Tinkerbell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rs: <text:s/>[ 0.4811548 <text:s text:c="2"/>0.42449822 <text:s/>0.39567352 <text:s/>0.33333602 <text:s/>0.30149245 <text:s/>0.26388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24861153 <text:s/>0.22579902 <text:s/>0.20071464 <text:s/>0.17597493 <text:s/>0.16303195 <text:s/>0.148457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13858961 <text:s/>0.13514328 <text:s/>0.12623885 <text:s/>0.11077081 <text:s/>0.10423509 <text:s/>0.100323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9581763 <text:s/>0.09306512 <text:s/>0.09095018 <text:s/>0.08892024 <text:s/>0.08708633 <text:s/>0.0854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8390377 <text:s/>0.08241806 <text:s/>0.08106312 <text:s/>0.07972204 <text:s/>0.078385 <text:s text:c="3"/>0.077175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60222 <text:s text:c="2"/>0.07490419 <text:s/>0.07385854 <text:s/>0.07278335 <text:s/>0.07183332 <text:s/>0.07087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00155 <text:s text:c="2"/>0.06915044 <text:s/>0.06835058 <text:s/>0.06758398 <text:s/>0.06686735 <text:s/>0.06614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542965 <text:s/>0.06478983 <text:s/>0.0641411 <text:s text:c="2"/>0.06353925 <text:s/>0.06286436 <text:s/>0.06215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134563 <text:s/>0.06057789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 squared error: <text:s/>0.05985056763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deviation: <text:s/>0.0138734340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Lozi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rs: <text:s/>[ 0.42321976 <text:s/>0.4260419 <text:s text:c="2"/>0.39127937 <text:s/>0.36381307 <text:s/>0.32203049 <text:s/>0.288168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2296734 <text:s text:c="2"/>0.19679175 <text:s/>0.17870035 <text:s/>0.16450779 <text:s/>0.15071828 <text:s/>0.138817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13384744 <text:s/>0.12754405 <text:s/>0.12014097 <text:s/>0.11148417 <text:s/>0.10723421 <text:s/>0.102330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9918191 <text:s/>0.0981514 <text:s text:c="2"/>0.09497115 <text:s/>0.09188987 <text:s/>0.08731925 <text:s/>0.08293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73758 <text:s text:c="2"/>0.07503451 <text:s/>0.07319154 <text:s/>0.07168505 <text:s/>0.07038166 <text:s/>0.06906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78183 <text:s text:c="2"/>0.0665991 <text:s text:c="2"/>0.06545984 <text:s/>0.06440489 <text:s/>0.06342473 <text:s/>0.062567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165678 <text:s/>0.06084176 <text:s/>0.06006527 <text:s/>0.05927744 <text:s/>0.05859756 <text:s/>0.05792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573446 <text:s text:c="2"/>0.05667432 <text:s/>0.05604494 <text:s/>0.05548507 <text:s/>0.05496606 <text:s/>0.054457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5392208 <text:s/>0.05342357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 squared error: <text:s/>0.052927848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deviation: <text:s/>0.01235709567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Dissipative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rs: <text:s/>[ 0.51661357 <text:s/>0.48677205 <text:s/>0.46403857 <text:s/>0.40451908 <text:s/>0.33775105 <text:s/>0.307235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26282883 <text:s/>0.21391967 <text:s/>0.18559695 <text:s/>0.15343371 <text:s/>0.14142592 <text:s/>0.130725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12279859 <text:s/>0.11626553 <text:s/>0.10788738 <text:s/>0.10291448 <text:s/>0.09748128 <text:s/>0.092868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8955556 <text:s/>0.0866295 <text:s text:c="2"/>0.08412539 <text:s/>0.08189388 <text:s/>0.07996427 <text:s/>0.07819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661516 <text:s/>0.07511254 <text:s/>0.07381848 <text:s/>0.07250627 <text:s/>0.07130239 <text:s/>0.070098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886482 <text:s/>0.06766421 <text:s/>0.0665781 <text:s text:c="2"/>0.06561444 <text:s/>0.06455619 <text:s/>0.063723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295923 <text:s/>0.06214853 <text:s/>0.06138234 <text:s/>0.06067379 <text:s/>0.05995126 <text:s/>0.059275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5856172 <text:s/>0.05785073 <text:s/>0.05719339 <text:s/>0.05657163 <text:s/>0.05598484 <text:s/>0.05549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5499402 <text:s/>0.05452384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 squared error: <text:s/>0.05403855236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deviation: <text:s/>0.00676997841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Random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rs: <text:s/>[ 0.53569363 <text:s/>0.52661654 <text:s/>0.47543605 <text:s/>0.35554854 <text:s/>0.28361134 <text:s/>0.26328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23796043 <text:s/>0.20489734 <text:s/>0.19286026 <text:s/>0.17687765 <text:s/>0.16061488 <text:s/>0.1479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13489869 <text:s/>0.13083882 <text:s/>0.124775 <text:s text:c="3"/>0.10932056 <text:s/>0.10276284 <text:s/>0.09708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9341249 <text:s/>0.08944369 <text:s/>0.08551781 <text:s/>0.08239305 <text:s/>0.08003491 <text:s/>0.07806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624437 <text:s/>0.07455297 <text:s/>0.07298685 <text:s/>0.0715479 <text:s text:c="2"/>0.07023259 <text:s/>0.06902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767516 <text:s/>0.06636118 <text:s/>0.065171 <text:s text:c="3"/>0.06407679 <text:s/>0.06297311 <text:s/>0.061873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080248 <text:s/>0.05982299 <text:s/>0.05888968 <text:s/>0.05805475 <text:s/>0.05717766 <text:s/>0.056338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55561 <text:s text:c="3"/>0.05478683 <text:s/>0.05403555 <text:s/>0.0533299 <text:s text:c="2"/>0.05265697 <text:s/>0.052002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5138376 <text:s/>0.0507826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 squared error: <text:s/>0.05022401175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deviation: <text:s/>0.0041126469758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max = 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Tinkerbell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rs: <text:s/>[ 0.531861 <text:s text:c="3"/>0.12917699 <text:s/>0.1017107 <text:s text:c="2"/>0.09116408 <text:s/>0.08536721 <text:s/>0.081324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833558 <text:s/>0.07655914 <text:s/>0.08971369 <text:s/>0.08568569 <text:s/>0.086083 <text:s text:c="3"/>0.07114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191495 <text:s/>0.06962242 <text:s/>0.08366592 <text:s/>0.08419096 <text:s/>0.08457385 <text:s/>0.068443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609002 <text:s/>0.06701235 <text:s/>0.07941542 <text:s/>0.07975057 <text:s/>0.07923307 <text:s/>0.07747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601284 <text:s/>0.07970809 <text:s/>0.077481 <text:s text:c="3"/>0.07395928 <text:s/>0.07937183 <text:s/>0.0807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440063 <text:s/>0.07568873 <text:s/>0.07628748 <text:s/>0.07788263 <text:s/>0.07545962 <text:s/>0.076144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373016 <text:s/>0.07571465 <text:s/>0.07718105 <text:s/>0.0750576 <text:s text:c="2"/>0.07650944 <text:s/>0.07564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286138 <text:s/>0.07504593 <text:s/>0.07512097 <text:s/>0.07538425 <text:s/>0.07176692 <text:s/>0.058733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947623 <text:s/>0.0579734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 squared error: <text:s/>0.0764260743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deviation: <text:s/>0.0530682693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Lozi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rs: <text:s/>[ 0.51851172 <text:s/>0.13116988 <text:s/>0.09637767 <text:s/>0.0880002 <text:s text:c="2"/>0.0824826 <text:s text:c="2"/>0.07974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741775 <text:s/>0.07584841 <text:s/>0.07367669 <text:s/>0.0727549 <text:s text:c="2"/>0.07148752 <text:s/>0.07043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829999 <text:s/>0.06789456 <text:s/>0.06655582 <text:s/>0.06676898 <text:s/>0.06570687 <text:s/>0.06435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487722 <text:s/>0.06431053 <text:s/>0.0635947 <text:s text:c="2"/>0.06417637 <text:s/>0.06234794 <text:s/>0.062463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266395 <text:s/>0.0626274 <text:s text:c="2"/>0.06152964 <text:s/>0.06130084 <text:s/>0.06201714 <text:s/>0.06231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156411 <text:s/>0.06034567 <text:s/>0.06029975 <text:s/>0.06016795 <text:s/>0.05956493 <text:s/>0.059557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0198 <text:s text:c="3"/>0.05925843 <text:s/>0.05930302 <text:s/>0.0587544 <text:s text:c="2"/>0.0596597 <text:s text:c="2"/>0.05889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5893998 <text:s/>0.05936489 <text:s/>0.05796797 <text:s/>0.05814983 <text:s/>0.05743179 <text:s/>0.05710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5748947 <text:s/>0.05762783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 squared error: <text:s/>0.0574553699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deviation: <text:s/>0.0285558170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Dissipative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rs: <text:s/>[ 0.48115059 <text:s/>0.16250872 <text:s/>0.12606397 <text:s/>0.11608525 <text:s/>0.11046216 <text:s/>0.08595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9839 <text:s text:c="3"/>0.08222305 <text:s/>0.07665178 <text:s/>0.0780209 <text:s text:c="2"/>0.06668001 <text:s/>0.0652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957316 <text:s/>0.07293923 <text:s/>0.06742285 <text:s/>0.06859579 <text:s/>0.0684844 <text:s text:c="2"/>0.06692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580168 <text:s/>0.06502211 <text:s/>0.06326807 <text:s/>0.06488827 <text:s/>0.05786062 <text:s/>0.06933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35025 <text:s text:c="2"/>0.07038451 <text:s/>0.06191623 <text:s/>0.06759822 <text:s/>0.068902 <text:s text:c="3"/>0.0625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412378 <text:s/>0.06790142 <text:s/>0.06139143 <text:s/>0.06098023 <text:s/>0.06752163 <text:s/>0.060538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737916 <text:s/>0.06179634 <text:s/>0.07976172 <text:s/>0.06572309 <text:s/>0.06053433 <text:s/>0.058786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526645 <text:s text:c="2"/>0.06024682 <text:s/>0.06600731 <text:s/>0.05766974 <text:s/>0.06167881 <text:s/>0.075124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141797 <text:s/>0.05150976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 squared error: <text:s/>0.0637247149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deviation: <text:s/>0.02359511080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Random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rs: <text:s/>[ 0.49711399 <text:s/>0.18849066 <text:s/>0.09492442 <text:s/>0.08675652 <text:s/>0.08214002 <text:s/>0.0810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966476 <text:s/>0.07676738 <text:s/>0.0751853 <text:s text:c="2"/>0.07419002 <text:s/>0.07208943 <text:s/>0.07099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078686 <text:s/>0.06887921 <text:s/>0.06852726 <text:s/>0.06810784 <text:s/>0.06716879 <text:s/>0.06588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592513 <text:s/>0.06488927 <text:s/>0.06398462 <text:s/>0.06373285 <text:s/>0.06357998 <text:s/>0.06333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337544 <text:s/>0.06164841 <text:s/>0.06274641 <text:s/>0.06149984 <text:s/>0.06189909 <text:s/>0.0612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155754 <text:s/>0.06079626 <text:s/>0.06074062 <text:s/>0.06083945 <text:s/>0.06008271 <text:s/>0.05955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5973482 <text:s/>0.05940745 <text:s/>0.05892292 <text:s/>0.05859438 <text:s/>0.05884323 <text:s/>0.05784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5810263 <text:s/>0.05760023 <text:s/>0.05805918 <text:s/>0.05781716 <text:s/>0.05727797 <text:s/>0.056710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5731637 <text:s/>0.0570233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 squared error: <text:s/>0.05673592206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deviation: <text:s/>0.031819770648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Vmax =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 Tinkerbell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rrors: <text:s/>[ 0.53028964 <text:s/>0.1393908 <text:s text:c="2"/>0.12900708 <text:s/>0.13118448 <text:s/>0.12004237 <text:s/>0.11416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1090779 <text:s text:c="2"/>0.10649872 <text:s/>0.12725177 <text:s/>0.11972161 <text:s/>0.10769147 <text:s/>0.122120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10454358 <text:s/>0.11926454 <text:s/>0.10995376 <text:s/>0.10480533 <text:s/>0.12487731 <text:s/>0.101451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10282173 <text:s/>0.08741501 <text:s/>0.09529605 <text:s/>0.10008783 <text:s/>0.11625945 <text:s/>0.101969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09226157 <text:s/>0.09333386 <text:s/>0.09891243 <text:s/>0.08815641 <text:s/>0.09091146 <text:s/>0.097598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07722722 <text:s/>0.09465911 <text:s/>0.08977678 <text:s/>0.1162144 <text:s text:c="2"/>0.10960244 <text:s/>0.099779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09421344 <text:s/>0.10015009 <text:s/>0.11658986 <text:s/>0.08519336 <text:s/>0.11647114 <text:s/>0.105210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10494982 <text:s/>0.11349073 <text:s/>0.08239301 <text:s/>0.09317136 <text:s/>0.08443588 <text:s/>0.097553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08712426 <text:s/>0.09126106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an squared error: <text:s/>0.09768762502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ndard deviation: <text:s/>0.03057554150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 Lozi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rrors: <text:s/>[ 0.49156369 <text:s/>0.14162597 <text:s/>0.13887316 <text:s/>0.10561666 <text:s/>0.13302629 <text:s/>0.101126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09850244 <text:s/>0.11259824 <text:s/>0.08834355 <text:s/>0.0969507 <text:s text:c="2"/>0.09926258 <text:s/>0.09018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08453837 <text:s/>0.08531388 <text:s/>0.07882897 <text:s/>0.08610349 <text:s/>0.07826055 <text:s/>0.082430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08090976 <text:s/>0.07452685 <text:s/>0.08184178 <text:s/>0.0792097 <text:s text:c="2"/>0.07183071 <text:s/>0.076279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08198095 <text:s/>0.07460137 <text:s/>0.07583186 <text:s/>0.0739122 <text:s text:c="2"/>0.07337031 <text:s/>0.071576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08581375 <text:s/>0.09217359 <text:s/>0.08049186 <text:s/>0.074675 <text:s text:c="3"/>0.07786682 <text:s/>0.078676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09312561 <text:s/>0.08553807 <text:s/>0.07084682 <text:s/>0.06890947 <text:s/>0.06566299 <text:s/>0.069821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07541908 <text:s/>0.06854302 <text:s/>0.0683964 <text:s text:c="2"/>0.07135161 <text:s/>0.06787676 <text:s/>0.067199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06878757 <text:s/>0.07581084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an squared error: <text:s/>0.07896084172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ndard deviation: <text:s/>0.03102644705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 Dissipative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rrors: <text:s/>[ 0.47495302 <text:s/>0.13295144 <text:s/>0.12009166 <text:s/>0.12937463 <text:s/>0.12292518 <text:s/>0.130370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11035359 <text:s/>0.10982286 <text:s/>0.12861428 <text:s/>0.10777199 <text:s/>0.1198981 <text:s text:c="2"/>0.110606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11445335 <text:s/>0.1050767 <text:s text:c="2"/>0.11444907 <text:s/>0.12249925 <text:s/>0.10916294 <text:s/>0.111480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11311312 <text:s/>0.10552379 <text:s/>0.11319406 <text:s/>0.106194 <text:s text:c="3"/>0.13206625 <text:s/>0.109352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11728502 <text:s/>0.11056639 <text:s/>0.11366751 <text:s/>0.10230327 <text:s/>0.11241667 <text:s/>0.109617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12430699 <text:s/>0.11351755 <text:s/>0.11517197 <text:s/>0.09621059 <text:s/>0.09914191 <text:s/>0.104920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10730664 <text:s/>0.11737611 <text:s/>0.09687957 <text:s/>0.11038049 <text:s/>0.11994589 <text:s/>0.091569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09980957 <text:s/>0.0954001 <text:s text:c="2"/>0.12122424 <text:s/>0.12113901 <text:s/>0.10403525 <text:s/>0.11221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1002341 <text:s text:c="2"/>0.0975585 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an squared error: <text:s/>0.09947184585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ndard deviation: <text:s/>0.0406006853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 Random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rrors: <text:s/>[ 0.46013139 <text:s/>0.12679995 <text:s/>0.13121542 <text:s/>0.13310982 <text:s/>0.12989164 <text:s/>0.115346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11371351 <text:s/>0.10019603 <text:s/>0.11495829 <text:s/>0.10563112 <text:s/>0.10633683 <text:s/>0.106520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10516484 <text:s/>0.09509231 <text:s/>0.10421322 <text:s/>0.10221683 <text:s/>0.1015677 <text:s text:c="2"/>0.105847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10786643 <text:s/>0.09365456 <text:s/>0.09972103 <text:s/>0.09354004 <text:s/>0.09153823 <text:s/>0.093444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11111506 <text:s/>0.1022732 <text:s text:c="2"/>0.09985688 <text:s/>0.1105807 <text:s text:c="2"/>0.09783829 <text:s/>0.092149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08949505 <text:s/>0.09107658 <text:s/>0.08497776 <text:s/>0.09584548 <text:s/>0.09469735 <text:s/>0.096668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09665596 <text:s/>0.09754178 <text:s/>0.08944288 <text:s/>0.09545952 <text:s/>0.08101026 <text:s/>0.086346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10384368 <text:s/>0.09504826 <text:s/>0.09403969 <text:s/>0.10196828 <text:s/>0.08144987 <text:s/>0.088683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2"/>0.0901796 <text:s text:c="2"/>0.07507893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an squared error: <text:s/>0.08586785274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ndard deviation: <text:s/>0.022878965865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00/00/00</text:date>, <text:time style:data-style-name="N2" text:time-value="10:31:11.390123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2:28:40.910325844</meta:creation-date>
    <dc:date>2017-10-25T10:31:40.783328618</dc:date>
    <meta:editing-duration>PT23H36M26S</meta:editing-duration>
    <meta:editing-cycles>5</meta:editing-cycles>
    <meta:generator>LibreOffice/5.1.6.2$Linux_X86_64 LibreOffice_project/10m0$Build-2</meta:generator>
    <meta:document-statistic meta:table-count="1" meta:cell-count="174" meta:object-count="0"/>
  </office:meta>
</office:document-meta>
</file>